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color="#666666"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dd4814"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color="#dd4814"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 fo:font-size="26pt" style:font-size-asian="26pt" style:font-size-complex="26pt"/>
    </style:style>
    <style:style style:name="T4" style:family="text">
      <style:text-properties fo:color="#dd4814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dd4814" fo:font-size="22pt" style:font-size-asian="22pt" style:font-size-complex="22pt"/>
    </style:style>
    <style:style style:name="T6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dd4814" fo:font-size="24pt" style:font-size-asian="24pt" style:font-size-complex="24pt"/>
    </style:style>
    <style:style style:name="T8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Fungsi, Variable, Return Value, Rekurs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gsi</text:p>
              </text:list-item>
              <text:list-item>
                <text:p>Prototype</text:p>
              </text:list-item>
              <text:list-item>
                <text:p>Nilai balik / Return value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kur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uktur 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<text:span text:style-name="T2">stdio.h</text:span>&gt;<text:tab/><text:tab/><text:tab/><text:tab/><text:tab/><text:tab/> header</text:p>
                <text:p>int main(void)<text:tab/><text:tab/><text:tab/><text:tab/><text:tab/><text:tab/><text:tab/><text:tab/> </text:p>
                <text:p>{<text:tab/><text:tab/><text:tab/><text:tab/><text:tab/><text:tab/><text:tab/><text:tab/><text:tab/><text:tab/><text:tab/><text:tab/></text:p>
                <text:list>
                  <text:list-header>
                    <text:p>// kode disini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2" draw:layer="layout" svg:x1="12.4cm" svg:y1="5.6cm" svg:x2="18cm" svg:y2="5.6cm">
          <text:p/>
        </draw:line>
        <draw:custom-shape draw:style-name="gr3" draw:text-style-name="P2" draw:layer="layout" svg:width="1.6cm" svg:height="4.6cm" svg:x="15.3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5.2cm" svg:height="1.288cm" svg:x="18.5cm" svg:y="8.712cm">
          <draw:text-box>
            <text:p><text:span text:style-name="T3">body</text:span></text:p>
          </draw:text-box>
        </draw:frame>
        <draw:custom-shape draw:style-name="gr5" draw:text-style-name="P5" draw:layer="layout" svg:width="20.4cm" svg:height="5.4cm" svg:x="3cm" svg:y="13.8cm">
          <text:p text:style-name="P4"><text:span text:style-name="T4">Struktur C++</text:span></text:p>
          <text:p text:style-name="P4"><text:span text:style-name="T5">#include &lt;</text:span><text:span text:style-name="T6">iosteam</text:span><text:span text:style-name="T5">&gt;</text:span></text:p>
          <text:p text:style-name="P4"><text:span text:style-name="T5">main()</text:span></text:p>
          <text:p text:style-name="P4"><text:span text:style-name="T5">{</text:span></text:p>
          <text:p text:style-name="P4"><text:span text:style-name="T5"><text:tab/></text:span><text:span text:style-name="T5">//kode disini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duaFungsi.c</text:p>
          </draw:text-box>
        </draw:frame>
        <draw:frame presentation:style-name="pr8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void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nt main(void)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text:tab/><text:tab/><text:tab/><text:tab/><text:tab/><text:tab/> header/library</text:p>
                <text:p>int main(void)<text:tab/><text:tab/><text:tab/><text:tab/><text:tab/><text:tab/><text:tab/><text:tab/> </text:p>
                <text:p>{<text:tab/><text:tab/><text:tab/><text:tab/><text:tab/><text:tab/><text:tab/><text:tab/><text:tab/><text:tab/><text:tab/><text:tab/></text:p>
                <text:list>
                  <text:list-header>
                    <text:p>// kode disini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2" draw:layer="layout" svg:x1="12.4cm" svg:y1="5.6cm" svg:x2="18cm" svg:y2="5.6cm">
          <text:p/>
        </draw:line>
        <draw:line draw:style-name="gr2" draw:text-style-name="P2" draw:layer="layout" svg:x1="12.4cm" svg:y1="7.2cm" svg:x2="18cm" svg:y2="7.2cm">
          <text:p/>
        </draw:line>
        <draw:frame draw:style-name="gr4" draw:text-style-name="P7" draw:layer="layout" svg:width="8.2cm" svg:height="2.157cm" svg:x="18.4cm" svg:y="6.5cm">
          <draw:text-box>
            <text:p><text:span text:style-name="T7">Main function tidak memiliki argume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duaFungsi.c</text:p>
          </draw:text-box>
        </draw:frame>
        <draw:frame presentation:style-name="pr8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void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8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<text:tab/><text:tab/><text:tab/><text:tab/><text:tab/><text:tab/><text:span text:style-name="T2">Prototype</text:span><text:tab/></text:p>
                <text:p>int main(void)</text:p>
                <text:p>{</text:p>
                <text:list>
                  <text:list-header>
                    <text:p>//</text:p>
                  </text:list-header>
                </text:list>
                <text:p>}</text:p>
                <text:p/>
                <text:p>void fungsiKedua()</text:p>
                <text:p>{</text:p>
                <text:list>
                  <text:list-header>
                    <text:p>//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2" draw:layer="layout" svg:x1="12.5cm" svg:y1="5.6cm" svg:x2="18.1cm" svg:y2="5.6cm">
          <text:p/>
        </draw:lin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8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2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2" draw:layer="layout" svg:x1="8.8cm" svg:y1="7.2cm" svg:x2="16cm" svg:y2="7.2cm">
          <text:p/>
        </draw:line>
        <draw:line draw:style-name="gr2" draw:text-style-name="P2" draw:layer="layout" svg:x1="8.9cm" svg:y1="11.8cm" svg:x2="16.1cm" svg:y2="11.8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arameter: Formal Vs Aktual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/text:p>
                <text:p>}</text:p>
                <text:p/>
                <text:p>int cube(int n) {<text:tab/><text:tab/><text:tab/><text:tab/>Parameter Aktu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2" draw:layer="layout" svg:x1="10.6cm" svg:y1="5.7cm" svg:x2="14.2cm" svg:y2="5.7cm">
          <text:p/>
        </draw:line>
        <draw:line draw:style-name="gr2" draw:text-style-name="P2" draw:layer="layout" svg:x1="10.6cm" svg:y1="7.2cm" svg:x2="14.2cm" svg:y2="7.2cm">
          <text:p/>
        </draw:line>
        <draw:line draw:style-name="gr2" draw:text-style-name="P2" draw:layer="layout" svg:x1="10.6cm" svg:y1="13.4cm" svg:x2="14.2cm" svg:y2="13.4cm">
          <text:p/>
        </draw:lin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855cm" svg:x="2.2cm" svg:y="2.244cm" presentation:class="title" presentation:user-transformed="true">
          <draw:text-box>
            <text:p>Rekursi<text:line-break/><text:span text:style-name="T8">Fungsi yang memanggil dirinya sendiri</text:span></text:p>
          </draw:text-box>
        </draw:frame>
        <draw:frame presentation:style-name="pr8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9H19M14S</meta:editing-duration>
    <meta:editing-cycles>47</meta:editing-cycles>
    <meta:generator>LibreOffice/4.2.8.2$Linux_X86_64 LibreOffice_project/420m0$Build-2</meta:generator>
    <dc:date>2015-12-31T14:01:26.514090320</dc:date>
    <dc:creator>bagustris </dc:creator>
    <meta:document-statistic meta:object-count="94"/>
  </office:meta>
</office:document-meta>
</file>